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fig.configureAsyncSupport( AsyncSupport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callable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rollerJavaConfi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async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rollerJavaConfigTests.callable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syncController.getCa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